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ZEVALLOS DIAZ YENY MARLENY</text:p>
      <text:p text:style-name="P12">CANT. TOTAL DE CAJAS: 1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6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OBB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GALLINAS BB NEGRAS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>POLLOS BB FR. ROJO</text:p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>100</text:p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ZEVALLOS DIAZ YENY MARLEN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16:31:3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